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tarSymbol" svg:font-family="StarSymbol" style:font-adornments="Regular" style:font-pitch="variable" style:font-charset="x-symbol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6fb544" draw:opacity="5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none" svg:stroke-width="0.019cm" svg:stroke-color="#94bd5e" draw:marker-start-width="0.33cm" draw:marker-start-center="false" draw:marker-end-width="0.3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228cm" draw:marker-start-center="false" draw:marker-end-width="0.228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75ab24" draw:marker-start="Arrow_20_concave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6fb544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19cm" svg:stroke-color="#000000" draw:marker-start-width="0.33cm" draw:marker-start-center="false" draw:marker-end="Arrow_20_concav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94bd5e" draw:marker-start="Arrow_20_concave" draw:marker-start-width="0.229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806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.019cm" svg:stroke-color="#6fb544" draw:marker-start="Arrow_20_concave" draw:marker-start-width="0.229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1.179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4061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7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none" draw:stroke-dash="Dashed_20__28_var_29__20_4062" svg:stroke-width="0.019cm" svg:stroke-color="#000000" draw:marker-start-width="0.33cm" draw:marker-start-center="false" draw:marker-end-width="0.3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7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406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svg:stroke-width="0.019cm" svg:stroke-color="#6fb544" draw:marker-start="Arrow_20_concave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6fb544" draw:opacity="50%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8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OpenSymbol" fo:font-size="9pt" fo:font-style="normal" fo:text-shadow="none" style:text-underline-style="none" fo:font-weight="normal" style:font-name-asian="OpenSymbol" style:font-size-asian="24pt" style:font-style-asian="normal" style:font-weight-asian="normal" style:font-name-complex="OpenSymbol" style:font-size-complex="24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Times New Roman1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/>
    </style:style>
    <style:style style:name="T4" style:family="text">
      <style:text-properties fo:color="#609941" style:text-outline="false" style:text-line-through-style="none" style:text-line-through-type="none" style:font-name="Times New Roman" fo:font-size="11pt" fo:font-style="italic" fo:text-shadow="none" style:text-underline-style="none" fo:font-weight="bold" style:font-name-asian="Bitstream Vera Sans1" style:font-size-asian="24pt" style:font-style-asian="normal" style:font-weight-asian="normal" style:font-name-complex="Bitstream Vera Sans1" style:font-size-complex="24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line-through-type="none" style:font-name="Times New Roman" fo:font-size="9pt" fo:font-style="italic" fo:text-shadow="none" style:text-underline-style="none" fo:font-weight="bold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line-through-type="none" style:font-name="StarSymbol" fo:font-size="9pt" fo:font-style="normal" fo:text-shadow="none" style:text-underline-style="none" fo:font-weight="normal" style:font-name-asian="StarSymbol" style:font-size-asian="24pt" style:font-style-asian="normal" style:font-weight-asian="normal" style:font-name-complex="StarSymbol" style:font-size-complex="24pt" style:font-style-complex="normal" style:font-weight-complex="normal" style:text-emphasize="none" style:font-relief="none"/>
    </style:style>
    <style:style style:name="T7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Bitstream Vera Sans1" style:font-size-asian="24pt" style:font-style-asian="normal" style:font-weight-asian="normal" style:font-name-complex="Bitstream Vera Sans1" style:font-size-complex="24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1.004cm" svg:height="0.881cm" svg:x="6.913cm" svg:y="15.427cm">
            <text:p text:style-name="P1"><text:span text:style-name="T1">...</text:span></text:p>
          </draw:rect>
          <draw:rect draw:style-name="gr2" draw:text-style-name="P3" draw:layer="layout" svg:width="1.932cm" svg:height="0.812cm" svg:x="3.302cm" svg:y="13.261cm">
            <text:p text:style-name="P1"><text:span text:style-name="T1">Données</text:span></text:p>
            <text:p text:style-name="P1"><text:span text:style-name="T1">du problème</text:span></text:p>
          </draw:rect>
          <draw:rect draw:style-name="gr3" draw:text-style-name="P3" draw:layer="layout" svg:width="2.611cm" svg:height="0.879cm" svg:x="3.302cm" svg:y="14.552cm">
            <text:p text:style-name="P4"><text:span text:style-name="T1">Doses d’huile</text:span></text:p>
          </draw:rect>
          <draw:rect draw:style-name="gr3" draw:text-style-name="P5" draw:layer="layout" svg:width="2.611cm" svg:height="0.881cm" svg:x="3.302cm" svg:y="15.427cm">
            <text:p text:style-name="P4"><text:span text:style-name="T1">Doses de super</text:span></text:p>
          </draw:rect>
          <draw:rect draw:style-name="gr3" draw:text-style-name="P3" draw:layer="layout" svg:width="1.004cm" svg:height="0.879cm" svg:x="5.913cm" svg:y="14.552cm">
            <text:p text:style-name="P1"><text:span text:style-name="T1">2</text:span></text:p>
          </draw:rect>
          <draw:rect draw:style-name="gr3" draw:text-style-name="P3" draw:layer="layout" svg:width="1.004cm" svg:height="0.879cm" svg:x="6.913cm" svg:y="14.552cm">
            <text:p text:style-name="P1"><text:span text:style-name="T1">...</text:span></text:p>
          </draw:rect>
          <draw:rect draw:style-name="gr3" draw:text-style-name="P3" draw:layer="layout" svg:width="1.004cm" svg:height="0.881cm" svg:x="5.913cm" svg:y="15.427cm">
            <text:p text:style-name="P1"><text:span text:style-name="T1">3</text:span></text:p>
          </draw:rect>
          <draw:rect draw:style-name="gr4" draw:text-style-name="P6" draw:layer="layout" svg:width="1.004cm" svg:height="1.754cm" svg:x="5.913cm" svg:y="14.552cm">
            <text:p/>
          </draw:rect>
          <draw:line draw:style-name="gr5" draw:text-style-name="P7" draw:layer="layout" svg:x1="6.414cm" svg:y1="14.444cm" svg:x2="6.414cm" svg:y2="14.072cm">
            <text:p/>
          </draw:line>
          <draw:line draw:style-name="gr6" draw:text-style-name="P7" draw:layer="layout" svg:x1="6.413cm" svg:y1="14.072cm" svg:x2="4.914cm" svg:y2="14.072cm">
            <text:p/>
          </draw:line>
          <draw:ellipse draw:style-name="gr7" draw:text-style-name="P7" draw:layer="layout" svg:width="2.244cm" svg:height="1.004cm" svg:x="6.8cm" svg:y="14.952cm" draw:kind="arc" draw:start-angle="269.81" draw:end-angle="89.73">
            <text:p/>
          </draw:ellipse>
          <draw:ellipse draw:style-name="gr8" draw:text-style-name="P8" draw:layer="layout" svg:width="1.251cm" svg:height="0.502cm" svg:x="8.481cm" svg:y="15.168cm">
            <text:p text:style-name="P1"><text:span text:style-name="T2">•</text:span><text:span text:style-name="T3"> </text:span><text:span text:style-name="T4">k</text:span></text:p>
          </draw:ellipse>
          <draw:line draw:style-name="gr9" draw:text-style-name="P9" draw:layer="layout" svg:x1="9.46cm" svg:y1="14.945cm" svg:x2="9.46cm" svg:y2="14.284cm">
            <text:p/>
          </draw:line>
          <draw:rect draw:style-name="gr2" draw:text-style-name="P3" draw:layer="layout" svg:width="7.25cm" svg:height="0.974cm" svg:x="7.978cm" svg:y="13.367cm">
            <text:p text:style-name="P1"><text:span text:style-name="T1">Le nombre </text:span><text:span text:style-name="T5">k</text:span><text:span text:style-name="T1"> vérifie : 2 </text:span><text:span text:style-name="T6">•</text:span><text:span text:style-name="T7"> </text:span><text:span text:style-name="T4">k</text:span><text:span text:style-name="T7"> =3</text:span></text:p>
          </draw:rect>
          <draw:frame draw:style-name="gr10" draw:text-style-name="P11" draw:layer="layout" svg:width="2.483cm" svg:height="1.056cm" svg:x="10.201cm" svg:y="14.393cm">
            <draw:text-box>
              <text:p text:style-name="P10"><text:span text:style-name="T8">Donc :</text:span><text:span text:style-name="T8"><text:tab/></text:span><text:span text:style-name="T4">k</text:span><text:span text:style-name="T8"> = </text:span></text:p>
            </draw:text-box>
          </draw:frame>
          <draw:line draw:style-name="gr11" draw:text-style-name="P9" draw:layer="layout" svg:x1="12.511cm" svg:y1="15.137cm" svg:x2="12.513cm" svg:y2="15.613cm">
            <text:p/>
          </draw:line>
          <draw:line draw:style-name="gr11" draw:text-style-name="P9" draw:layer="layout" svg:x1="9.46cm" svg:y1="14.946cm" svg:x2="9.46cm" svg:y2="14.286cm">
            <text:p/>
          </draw:line>
          <draw:frame draw:style-name="gr12" draw:text-style-name="P11" draw:layer="layout" svg:width="2.44cm" svg:height="1.429cm" svg:x="12.657cm" svg:y="15.272cm">
            <draw:text-box>
              <text:p text:style-name="P10"><text:span text:style-name="T4">k</text:span><text:span text:style-name="T8"> est le</text:span></text:p>
              <text:p text:style-name="P10"><text:span text:style-name="T8">quotient de </text:span></text:p>
              <text:p text:style-name="P10"><text:span text:style-name="T8">3 par 2</text:span></text:p>
            </draw:text-box>
          </draw:frame>
          <draw:line draw:style-name="gr6" draw:text-style-name="P9" draw:layer="layout" svg:x1="12.513cm" svg:y1="15.613cm" svg:x2="12.742cm" svg:y2="15.613cm">
            <text:p/>
          </draw:line>
          <draw:frame draw:style-name="gr10" draw:text-style-name="P11" draw:layer="layout" svg:width="3.108cm" svg:height="1.056cm" svg:x="10.211cm" svg:y="16.658cm">
            <draw:text-box>
              <text:p text:style-name="P10"><text:span text:style-name="T8">Ainsi :</text:span><text:span text:style-name="T8"><text:tab/></text:span><text:span text:style-name="T4">k</text:span><text:span text:style-name="T8"> = 1,5</text:span></text:p>
            </draw:text-box>
          </draw:frame>
          <draw:g>
            <draw:frame draw:style-name="gr13" draw:text-style-name="P12" draw:layer="layout" svg:width="0.304cm" svg:height="0.47cm" svg:x="12.363cm" svg:y="14.366cm">
              <draw:text-box>
                <text:p text:style-name="P1"><text:span text:style-name="T8">3</text:span></text:p>
              </draw:text-box>
            </draw:frame>
            <draw:frame draw:style-name="gr14" draw:text-style-name="P12" draw:layer="layout" svg:width="0.304cm" svg:height="0.47cm" svg:x="12.363cm" svg:y="14.835cm">
              <draw:text-box>
                <text:p text:style-name="P1"><text:span text:style-name="T8">2</text:span></text:p>
              </draw:text-box>
            </draw:frame>
            <draw:line draw:style-name="gr15" draw:text-style-name="P13" draw:layer="layout" svg:x1="12.369cm" svg:y1="14.782cm" svg:x2="12.651cm" svg:y2="14.782cm">
              <text:p/>
            </draw:line>
          </draw:g>
          <draw:line draw:style-name="gr16" draw:text-style-name="P7" draw:layer="layout" svg:x1="6.414cm" svg:y1="14.444cm" svg:x2="6.414cm" svg:y2="14.07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tarSymbol" svg:font-family="StarSymbol" style:font-adornments="Regular" style:font-pitch="variable" style:font-charset="x-symbol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061" draw:display-name="Dashed (var) 4061" draw:style="rect" draw:dots1="1" draw:dots1-length="0.002cm" draw:dots2="1" draw:dots2-length="0.002cm" draw:distance="0.002cm"/>
    <draw:stroke-dash draw:name="Dashed_20__28_var_29__20_4062" draw:display-name="Dashed (var) 4062" draw:style="rect" draw:dots1="1" draw:dots1-length="0.002cm" draw:dots2="1" draw:dots2-length="0.002cm" draw:distance="0.002cm"/>
    <draw:stroke-dash draw:name="Dashed_20__28_var_29__20_4063" draw:display-name="Dashed (var) 4063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2:31:38.759774087</meta:creation-date>
    <dc:date>2018-05-13T12:37:38.878844017</dc:date>
    <meta:editing-duration>PT3M45S</meta:editing-duration>
    <meta:editing-cycles>2</meta:editing-cycles>
    <meta:generator>LibreOffice/6.0.0.3$MacOSX_X86_64 LibreOffice_project/64a0f66915f38c6217de274f0aa8e15618924765</meta:generator>
    <meta:document-statistic meta:object-count="26"/>
  </office:meta>
</office:document-meta>
</file>